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7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9.003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85bfff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6f9d4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wrap-option="wrap" fo:border-left="none" fo:border-right="none" fo:border-top="0.99pt ridge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;Arial" style:font-name-complex="Liberation Sans;Arial"/>
    </style:style>
    <style:style style:name="T4" style:family="text">
      <style:text-properties style:font-name="Liberation Sans;Arial" style:font-name-complex="Liberation Sans;Arial" style:text-underline-style="solid" style:text-underline-width="auto" style:text-underline-color="font-color"/>
    </style:style>
    <style:style style:name="T5" style:family="text">
      <style:text-properties style:font-name="Liberation Sans;Arial" style:font-name-complex="Liberation Sans;Arial" style:text-underline-style="solid" style:text-underline-width="auto" style:text-underline-color="font-color" style:font-weight-complex="normal"/>
    </style:style>
    <style:style style:name="T6" style:family="text">
      <style:text-properties style:font-name="Liberation Sans;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ans;Arial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;Arial" fo:language="none" fo:country="none" style:language-asian="none" style:country-asian="none" style:language-complex="none" style:country-complex="none" style:font-name-complex="Liberation Sans;Arial"/>
    </style:style>
    <style:style style:name="T8" style:family="text">
      <style:text-properties style:language-asian="none" style:country-asian="none" style:font-weight-complex="bold" style:language-complex="none" style:country-complex="none" fo:font-weight="bold" style:font-size-asian="6.80000019073486pt" style:font-size-complex="6.80000019073486pt" style:font-style-asian="normal" style:font-style-complex="normal" style:text-emphasize="none" style:font-relief="none" fo:font-size="12pt" style:font-name-asian="DejaVu Sans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-complex="Liberation Sans;Arial" style:font-weight-asian="bold" style:font-name="Liberation Sans;Arial"/>
    </style:style>
    <style:style style:name="T9" style:family="text">
      <style:text-properties style:font-weight-complex="bold" fo:font-weight="bold" style:font-size-asian="6.80000019073486pt" style:font-size-complex="6.80000019073486pt" style:font-style-asian="normal" style:font-style-complex="normal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weight-asian="bold" style:font-name="Liberation Sans;Arial" fo:language="none" fo:country="none" style:language-complex="none" style:country-complex="none" style:language-asian="none" style:country-asian="none" style:font-name-complex="Liberation Sans;Arial"/>
    </style:style>
    <style:style style:name="T10" style:family="text">
      <style:text-properties style:font-size-asian="6.80000019073486pt" style:font-size-complex="6.80000019073486pt" style:font-style-asian="normal" style:font-style-complex="normal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;Arial" fo:language="none" fo:country="none" style:language-complex="none" style:country-complex="none" style:language-asian="none" style:country-asian="none" style:font-name-complex="Liberation Sans;Arial" style:font-weight-complex="normal" style:font-weight-asian="normal" fo:font-weight="normal"/>
    </style:style>
    <style:style style:name="T11" style:family="text">
      <style:text-properties style:font-size-asian="6.80000019073486pt" style:font-size-complex="6.80000019073486pt" style:font-style-asian="normal" style:font-style-complex="normal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;Arial" fo:language="none" fo:country="none" style:language-complex="none" style:country-complex="none" style:language-asian="none" style:country-asian="none" style:font-name-complex="Liberation Sans;Arial" fo:font-weight="bold" style:font-weight-asian="bold" style:font-weight-complex="bold"/>
    </style:style>
    <style:style style:name="T12" style:family="text">
      <style:text-properties style:font-size-asian="6.80000019073486pt" style:font-size-complex="6.80000019073486pt" style:font-style-asian="normal" style:font-style-complex="normal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;Arial" fo:language="none" fo:country="none" style:language-complex="none" style:country-complex="none" style:language-asian="none" style:country-asian="none" style:font-name-complex="Liberation Sans;Arial" fo:font-weight="normal" style:font-weight-asian="normal" style:font-weight-complex="normal" fo:color="#c9211e"/>
    </style:style>
    <style:style style:name="T13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name-asian="DejaVu Sans" fo:font-size="12pt" style:font-relief="none" style:text-emphasize="none" style:font-style-complex="normal" style:font-style-asian="normal" style:font-size-complex="6.80000019073486pt" style:font-size-asian="6.80000019073486pt" style:font-name="Liberation Sans;Arial" fo:language="none" fo:country="none" style:language-asian="none" style:country-asian="none" style:language-complex="none" style:country-complex="none" style:font-name-complex="Liberation Sans;Arial" style:font-weight-complex="normal" style:font-weight-asian="normal" fo:font-weight="normal"/>
    </style:style>
    <style:style style:name="T14" style:family="text">
      <style:text-properties style:font-style-complex="normal" fo:font-weight="normal" style:font-weight-asian="normal" style:font-weight-complex="normal" style:font-name-complex="Liberation Sans;Arial" style:language-complex="none" style:country-complex="none" style:language-asian="none" style:country-asian="none" fo:language="none" fo:country="none" style:font-name="Liberation Sans;Arial" style:font-size-asian="6.80000019073486pt" style:font-size-complex="6.80000019073486pt" style:font-style-asian="normal" style:text-overline-style="none" style:text-overline-color="font-color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/>
    </style:style>
    <style:style style:name="T15" style:family="text">
      <style:text-properties style:text-overline-style="none" style:text-overline-color="font-color" style:font-weight-asian="bold" style:font-name-complex="Liberation Sans;Arial" style:language-complex="none" style:country-complex="none" style:language-asian="none" style:country-asian="none" fo:language="none" fo:country="none" style:font-name="Liberation Sans;Arial" style:font-size-asian="6.80000019073486pt" style:font-size-complex="6.80000019073486pt" style:font-style-complex="normal" style:font-style-asian="normal" style:text-emphasize="none" style:font-relief="none" fo:font-size="12pt" style:font-name-asian="DejaVu Sans" style:text-line-through-mode="continuous" fo:text-shadow="none" style:text-outline="false" fo:font-style="normal" style:text-line-through-type="none" style:text-underline-style="none" style:text-underline-color="font-color" fo:font-weight="bold" style:font-weight-complex="bold"/>
    </style:style>
    <style:style style:name="T16" style:family="text">
      <style:text-properties style:font-name="Liberation Sans;Arial" style:font-name-complex="Liberation Sans;Arial" style:font-name-asian="Liberation Mono;Courier New"/>
    </style:style>
    <style:style style:name="T17" style:family="text">
      <style:text-properties style:font-name="Liberation Mono;Courier New" style:font-name-asian="Liberation Mono;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1013" table:default-cell-style-name="ce4"/>
        <table:table-row table:style-name="ro1">
          <table:table-cell table:style-name="ce1" office:value-type="string" calcext:value-type="string">
            <text:p>datas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6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6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6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16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</text:span></text:p>
            <text:p><text:span text:style-name="T3">7,77</text:span></text:p>
            <text:p><text:span text:style-name="T3">8,88</text:span></text:p>
            <text:p><text:span text:style-name="T3">9,99</text:span></text:p>
            <text:p><text:span text:style-name="T3">10,</text:span><text:span text:style-name="T4">10</text:span></text:p>
          </table:table-cell>
          <table:table-cell table:style-name="ce1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<text:span text:style-name="T3">8,</text:span><text:span text:style-name="T5">89</text:span></text:p>
            <text:p>9,99</text:p>
            <text:p>10,110</text:p>
          </table:table-cell>
          <table:table-cell table:style-name="ce1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0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</text:span><text:span text:style-name="T16">922337</text:span><text:span text:style-name="T3">000000</text:span></text:p>
            <text:p><text:span text:style-name="T3">7,77000</text:span><text:span text:style-name="T16">922337</text:span><text:span text:style-name="T3">0000000</text:span></text:p>
            <text:p><text:span text:style-name="T3">8,880</text:span><text:span text:style-name="T17">92233720368</text:span><text:span text:style-name="T3">0000000</text:span></text:p>
            <text:p><text:span text:style-name="T3">9,9900000000</text:span></text:p>
            <text:p><text:span text:style-name="T3">10,11</text:span><text:span text:style-name="T17">9223372036854775808</text:span></text:p>
          </table:table-cell>
          <table:table-cell table:style-name="ce6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tack.txt</text:p>
          </table:table-cell>
          <table:table-cell table:style-name="ce7" office:value-type="string" calcext:value-type="string">
            <text:p>{'push': 1691739, 'pop': 976181, 'ext_pop': 596742, 'stackadjshrink': 63345, 'stackadjgrow': 58}</text:p>
          </table:table-cell>
          <table:table-cell table:style-name="ce6" office:value-type="string" calcext:value-type="string">
            <text:p>{'push': 1693119, 'pop': 976881, 'ext_pop': 597422, 'stackadjshrink': 63345, 'stackadjgrow': 58}</text:p>
          </table:table-cell>
          <table:table-cell table:style-name="ce6"/>
          <table:table-cell table:style-name="ce16"/>
          <table:table-cell table:style-name="ce17"/>
          <table:table-cell table:style-name="ce18"/>
          <table:table-cell table:style-name="ce20"/>
          <table:table-cell table:style-name="ce6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8" office:value-type="string" calcext:value-type="string">
            <text:p>Original DS1</text:p>
          </table:table-cell>
          <table:table-cell table:style-name="ce8" office:value-type="string" calcext:value-type="string">
            <text:p>Two times the input data length</text:p>
          </table:table-cell>
          <table:table-cell table:style-name="ce8" office:value-type="string" calcext:value-type="string">
            <text:p>1 additional data point</text:p>
          </table:table-cell>
          <table:table-cell table:style-name="ce8" office:value-type="string" calcext:value-type="string">
            <text:p>Change a data point in DS1 (affect binary length)</text:p>
          </table:table-cell>
          <table:table-cell table:style-name="ce8" office:value-type="string" calcext:value-type="string">
            <text:p>Change a data point in DS1 (does not affect binary length)</text:p>
          </table:table-cell>
          <table:table-cell table:style-name="ce8" office:value-type="string" calcext:value-type="string">
            <text:p>1 really large value</text:p>
          </table:table-cell>
          <table:table-cell table:style-name="ce8" office:value-type="string" calcext:value-type="string">
            <text:p>Many large values</text:p>
          </table:table-cell>
          <table:table-cell table:style-name="ce8" office:value-type="string" calcext:value-type="string">
            <text:p>2 additional data point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9" table:number-columns-spanned="1" table:number-rows-spanned="2"/>
          <table:table-cell table:style-name="ce11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</table:table-cell>
          <table:covered-table-cell table:style-name="ce15"/>
          <table:table-cell table:style-name="ce13" table:number-columns-repeated="2"/>
          <table:table-cell table:style-name="ce19" office:value-type="string" calcext:value-type="string" table:number-columns-spanned="2" table:number-rows-spanned="1">
            <text:p><text:span text:style-name="T8">ONLY the number of </text:span><text:span text:style-name="T9"> ‘stackadjshrink’ and ‘stackadjgrow’  change</text:span><text:span text:style-name="T10">. </text:span><text:span text:style-name="T11">This may be because of the appearance of large value/s in the input dataset. </text:span><text:span text:style-name="T12">We can try to discover which is the threshold to make this impact</text:span></text:p>
            <text:p><text:span text:style-name="T13"/></text:p>
            <text:p><text:span text:style-name="T14">'stackadjshrink': 63345, 'stackadjgrow': 58 → 'stackadjshrink': 63350, 'stackadjgrow': 59</text:span></text:p>
            <text:p><text:span text:style-name="T14"/></text:p>
            <text:p><text:span text:style-name="T15">This also indicate that changes in input data values do not affect the number of push/pop/ext_pop</text:span></text:p>
          </table:table-cell>
          <table:covered-table-cell table:style-name="ce19"/>
          <table:table-cell table:style-name="ce11"/>
          <table:table-cell table:number-columns-repeated="1015"/>
        </table:table-row>
        <table:table-row table:style-name="ro5">
          <table:covered-table-cell table:style-name="ce1"/>
          <table:covered-table-cell table:style-name="ce8"/>
          <table:table-cell table:style-name="ce12" office:value-type="string" calcext:value-type="string" table:number-columns-spanned="2" table:number-rows-spanned="1">
            <text:p>The difference in push/pop/... between this Dsx and DS1 changes correspondingly with the difference in input length.</text:p>
          </table:table-cell>
          <table:covered-table-cell table:style-name="ce11"/>
          <table:table-cell table:style-name="ce13" table:number-columns-repeated="4"/>
          <table:table-cell table:style-name="ce11"/>
          <table:table-cell table:number-columns-repeated="1015"/>
        </table:table-row>
        <table:table-row table:style-name="ro6">
          <table:table-cell table:style-name="ce1"/>
          <table:table-cell table:style-name="ce8"/>
          <table:table-cell table:style-name="ce13" table:number-columns-repeated="2"/>
          <table:table-cell table:style-name="ce11" office:value-type="string" calcext:value-type="string">
            <text:p>Small change in binary length does not affect the output of the stack </text:p>
          </table:table-cell>
          <table:table-cell table:style-name="ce11" office:value-type="string" calcext:value-type="string">
            <text:p><text:span text:style-name="T6">Small change in value (</text:span><text:span text:style-name="T7">does not affect binary length)</text:span> does not affect the output of the stack 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7">
          <table:table-cell table:style-name="ce3" office:value-type="string" calcext:value-type="string">
            <text:p>readline</text:p>
          </table:table-cell>
          <table:table-cell table:style-name="ce10"/>
          <table:table-cell table:style-name="ce14" office:value-type="string" calcext:value-type="string">
            <text:p>Interestingly, changes in input length does</text:p>
          </table:table-cell>
          <table:table-cell table:style-name="ce14"/>
          <table:table-cell table:style-name="ce10" table:number-columns-repeated="5"/>
          <table:table-cell table:style-name="ce21" table:number-columns-repeated="1015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1-12-22T13:41:00.090817815</dc:date>
    <meta:editing-duration>PT22M33S</meta:editing-duration>
    <meta:editing-cycles>1</meta:editing-cycles>
    <meta:generator>LibreOffice/6.4.7.2$Linux_X86_64 LibreOffice_project/40$Build-2</meta:generator>
    <meta:document-statistic meta:table-count="1" meta:cell-count="39" meta:object-count="0"/>
  </office:meta>
</office:document-meta>
</file>